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096371"/>
    </style:style>
    <style:style style:name="P5" style:family="paragraph" style:parent-style-name="Azione_20_attore">
      <style:text-properties officeooo:paragraph-rsid="00096371"/>
    </style:style>
    <style:style style:name="P6" style:family="paragraph" style:parent-style-name="Azione_20_sistema">
      <style:text-properties officeooo:paragraph-rsid="00096371"/>
    </style:style>
    <style:style style:name="T1" style:family="text">
      <style:text-properties officeooo:rsid="00096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Genitore visualizza le news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<text:span text:style-name="T1">Genitore</text:span></text:p>
            <text:p text:style-name="P4"><text:span text:style-name="T1">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Il genitore possiede il PC acceso e collegato alla rete Internet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70365" text:style-name="Numerazione_20_UC">
              <text:list-item text:start-value="1">
                <text:p text:style-name="P5"><text:span text:style-name="T1">Il genitore effettua l'autenticazione al sistema</text:span></text:p>
              </text:list-item>
              <text:list-item>
                <text:p text:style-name="P6"><text:span text:style-name="T1">Il sistema valida l'autenticazione e permette l'accesso all'area privata </text:span></text:p>
              </text:list-item>
              <text:list-item>
                <text:p text:style-name="P5"><text:span text:style-name="T1">Il genitore accede alla sezione news</text:span></text:p>
              </text:list-item>
              <text:list-item>
                <text:p text:style-name="P6"><text:span text:style-name="T1">Il sistema genera la pagina con tutte le news</text:span></text:p>
              </text:list-item>
              <text:list-item>
                <text:p text:style-name="P5"><text:span text:style-name="T1">Il genitore legge le news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genitore effettua il logout dal 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Login non riuscito per credenziali errate</text:span></text:p>
            <text:p text:style-name="P4"><text:span text:style-name="T1">La connessione cade quando si richiedono le news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0D</meta:editing-duration>
    <meta:editing-cycles>2</meta:editing-cycles>
    <meta:generator>LibreOffice/3.6$Windows_x86 LibreOffice_project/da8c1e6-fd468f4-454e206-f42a4a9-143cfd</meta:generator>
    <dc:date>2012-10-18T11:08:46.55</dc:date>
    <meta:document-statistic meta:table-count="1" meta:image-count="0" meta:object-count="0" meta:page-count="1" meta:paragraph-count="20" meta:word-count="96" meta:character-count="608" meta:non-whitespace-character-count="536"/>
  </office:meta>
</office:document-meta>
</file>